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officeooo:rsid="00033567" officeooo:paragraph-rsid="00033567"/>
    </style:style>
    <style:style style:name="P3" style:family="paragraph" style:parent-style-name="Standard">
      <style:text-properties officeooo:rsid="0003cbef" officeooo:paragraph-rsid="0003c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a436b2b-708a-914d-ec55-dc6562881fa9"/>But the reference paper gave the evaluation metrics in terms of missrate. I do know how exactly to compare these two metrics.</text:p>
      <text:p text:style-name="P2"><text:s text:c="2"/>#metrics_set: "coco_metrics"</text:p>
      <text:p text:style-name="P3"><text:s text:c="2"/>metrics_set:"open_images_metric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5:51:08.236358783</meta:creation-date>
    <dc:date>2017-12-20T17:06:45.603483416</dc:date>
    <meta:editing-duration>P1DT1H15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5" meta:character-count="190" meta:non-whitespace-character-count="164"/>
  </office:meta>
</office:document-meta>
</file>